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138.87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4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ame of the Donor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lood Grou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h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uda HBC Society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h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UDA Ashok Vihar Phase 1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in Meht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uda Flats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rabh Ghos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ans Enclave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ndyu Chaudh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ron Apartment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hal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ratham Meghdoot Apartments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ustubh Prasa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ctor-10A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pa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hiv Nagar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hul Sharm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ataria's, Sector-5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ranjan K V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tel Nagar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in Grove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arkanda Apartment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il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Urban Gree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h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ctor-38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a Agrawa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ctor-38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eti Bhargav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harsa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bha Goel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Laxman Vihar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e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ctor-43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 P Sharma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Raheja Teachers Apartments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mjit Sing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rjun Nagar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yank Baheti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F Regency Park 2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in Grove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ctor-27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h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reen Meadows, DLF CITY PHASE 4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teesh Reddy Bolla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 Pratinidhi Apartments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orva Harsh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lf city phase2, DLF CITY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kul Kabr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ctor-26A Gurgaon, Gurgaon</text:p>
          </table:table-cell>
          <table:table-cell office:value-type="string" calcext:value-type="string">
            <text:p>A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nkar202 Shankar Kuma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Block B Sushant Lok 1 Gurgaon, Sushant Lok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sh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LF CITY PHASE 4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spreet Oberoi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ector-28 Gurgaon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ilesh Maloo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SSel Tower, IFFCO Chowk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kur Jai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in Villa 3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ityajay Khajur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LF City Phase -1, Golf Course Road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 Vijay Kuma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ruti Vihar Colony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dan Beher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nsal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tish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 Block Sushant Lok Phase - I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jay Jankar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Cyber City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ender Yadav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 Block White Town House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vishankar Nagaraja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LF CITY PHASE 2, Gurgaon</text:p>
          </table:table-cell>
          <table:table-cell office:value-type="string" calcext:value-type="string">
            <text:p>A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esh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LF City Plots Phase 2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j Kapo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ESIGNER HOUSE, DLF CITY PHASE 2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toshgp Santos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LF Phase 3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kbir Bhadwa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LF City Court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chit Jai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uilder Floor, DLF CITY PHASE 2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araja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f 2, DLF CITY PHASE 2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rjit Sing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LF CITY PHASE 3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ep Sing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ghna Bhardwaj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RI Casa Lure Villa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oginde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lf city phase1, Gurgaon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 J S Chopra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M-1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panshu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F phase 1 floors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u Kau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rand New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ddharth Chopra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lock C DLF Phase 1 Gurgaon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ushar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Bridge To India Energy Private LimitedC-8/5, Ground Floor, DLF Phase I, Block C, Sector 26ABlock C, Sector 26A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argovind Sharma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C-2, 17 DLF PHASE 1 Arjun MargBlock C, Sector 26A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rabh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C12/15, C-9 StBlock C, Sector 26AGurugram, Haryana 12202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hwes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rime Residential Plot, DLF CITY PHASE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uldeeo Kumar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D-6/7, Block D, Sector 26DLF Phase 1, Sector 26A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Jyoti Shankar Mishr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D5/8DLF Phase 1, Sector 26A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oginder 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H 22Block H, DLF Phase 1, Sector 26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ayal 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y-42/4, Shahtoot MargGurugram, Haryana 122002India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mit Kapahi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CO-8, Sector31/32A Main Huda MarketG Block, DLF Phase 1, Sector 26Gurugram, Delhi 122002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ghna Bhardwaj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hop No. LG-57, DT Mega MallGolf Course Road, A Block, DLF Phase 1, Sector 28Gurugram, Haryana 122002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jesh Jacob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RAO RAM SINGH COMPLEX Doordarshan Apartments Road Sector 45 Opposite Rao Ram Singh Public SchoolChakkarpur, Sector 28Gurugram, Haryana 122003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nuj Kapoor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Shop No. 24, 25, 26 Platina Tower Opposite Bristol Hotel SikenderpurA Block, DLF Phase 1, Sector 28Gurugram, Haryana 122004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nal Sehg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dependant house, Madanpuri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araja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urya Viha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rag Prasad 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ctor-5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chin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Urban Estate Residents Welfare Associati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jesh Jacob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ctor-4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harat Negi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adipu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t Kumar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ector-31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jaykaul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andhi Naga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ilesh <text:s/>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hanti Naga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un Dod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uda Smayan Society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esh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ivil Line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dharth Chopra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ctor 15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mol Sing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DHYA, Jyoti Park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kur <text:s/>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danpuri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yoti Shankar Mishr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anpati Heights Apartment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chin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ajiv Naga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lit Kumar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anga Apartment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ailesh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anjay Gram Society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es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ctor 13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t Kumar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ector 51, Gurugram, Haryana 122001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ulip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G25, F Block RdSushant Lok III, Sector 57Gurugram, Haryana 122003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mol Singh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nsal Sushant Residency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eep Sing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uda Plot, Sector-5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run kau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nsal plot, Sushant Lok Phase - 3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zaharuddi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nsal Basement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harmendra Patro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ushant Lok Phase - 3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lot, Sector-5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. S.M. Zeesha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unjal A 263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chindrl Sachin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AA Vision Floors 1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urav Kuma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uda residential plot, Sector-5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yal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ector-5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gulyani Yogesh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nsal Florence Super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kaj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rrish Township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shu Meshack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Unitech Independent Floor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panshu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2K Spring Floor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bhabrata Bos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Unitech Aspen Green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jayKaul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ctor-52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chindrl Sachin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Tower-B 207 Golf Course Extension Road Pioneer Urban SquareSector 62Gurugram, Haryana 122102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urav <text:s/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lite Luxury Floors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yoti Shankar Mishr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SVP, Sector-5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Jitendra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Wazirabad RdWazirabad, Sector 52Gurugram, Haryana 122413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bir Bhadwa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YFIELD GARDEN , BLOCK-C, Mayfield Garde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uj Vohr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Orchid Island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haliesh 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Block J, Mayfield Garden, Sector 51Gurugram, Haryana 122018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nkaj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yfield Garde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uchin 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SN F01 &amp; G01, Ocus Quantum, Sector 51Sector 51Gurugram, Haryana 122002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nurag Prasad 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, Dharm MargOrchid Island, Sector 51Gurugram, Haryana 122003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harmendra Patro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GurugramBlock H, Sector 57 Gurugram, Haryana 122003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meer Agarwal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095Orchid Island, Sector 51 Gurugram, Haryana 122021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njaykaul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Manohara MargBlock H, Sector 57 Gurugram, Haryana 122011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ushar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BYOB, Lake Forest Wines wazirabad behind kissan mandi Wazirabad, Sector 52Gurugram, Haryana 122018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ilpanewati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ood Luck Society, Sector-51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i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ctor-4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nu Kaul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Raheja Mall 4th FloorSohna Rd, D1 Block, Malibu Town, Sector 47 Gurugram, Haryana 122018, 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bir Bhadwa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libu Towne, Malibu Tow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mpositive Bhawn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garwal Floors 6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usein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Pocket H, Nirvana, Sector 50 Gurugram, Haryana 122018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eer Agarwa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UDA Kothi, Sector-4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yesh Jaiswa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uilder floor/floor, Sector-47 Gurgaon, Gurgaon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shwesh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901, Sohna RdNear Subhash Chowk, Malibu Town, Sector 47Gurugram, Haryana 122018India </text:p>
          </table:table-cell>
          <table:table-cell office:value-type="string" calcext:value-type="string">
            <text:p>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itendra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pazedge MallSohna - Gurgaon Rd, Malibu Town, Sector 47 Gurugram, Haryana 122001 India 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abhat Kumar Bhakar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Plot No. 804, Sector 38, Subash Chowk, BehindSadar Police Station Ln, Islampur Village, Sector 38 Gurugram, Haryana 121001 India 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.Viswanathan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Huda Colony, Sector 46 Gurugram, Haryana 122022 India 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rpit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Netaji Subhash Marg Sector 47 Gurugram, Haryana 122018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urav Jain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Q Block South City 2 Sohna RoadMain, Malibu Town, Sector 47Gurugram, Haryana 122001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urrabh Singh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urugram Malibu Town, Sector 47 Gurugram, Haryana 122018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nubabs Anubhav Saxena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Kenwood, Malibu Town, Sector 47 Gurugram, Haryana 122018 India 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njay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737, Sector 38 Islampur Village, Sector 38 Gurugram, Haryana 122018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mmi Waia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ear Subhash Chowk Islampur Village, Sector 38 Gurugram, Haryana 122101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aspal Oberoi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Celebration Mall Sohna Rd, Central Park II, Sector 48 Gurugram, Haryana 122101</text:p>
          </table:table-cell>
          <table:table-cell office:value-type="string" calcext:value-type="string">
            <text:p>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n Mohan Sharma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Netaji Subhash Marg Sector 47 Gurugram, Haryana 122018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kana K.M.Ashokan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G-32, Central Plaza Mall, Golf Course RoadParsvnath Exotica, DLF Phase 5, Sector 53Gurugram, Haryana 12200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bhishek Bhati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DLF Phase 5, Sector 43Gurugram, Haryana 12202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hishek <text:s/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ipul Aaroha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tish C Mishra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Golf Course RoadDLF Phase 5, Sector 54Gurugram, Haryana 122003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hiraz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uncity, Sector 54Gurugram, Haryana 122011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ilec21bb Anil Kumar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LC-143, Golf Course RoadDLF Phase 5, Sector 54Gurugram, Haryana 12200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nju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arsvnath Exotica, DLF Phase 5, Sector 53Parsvnath Exotica, DLF Phase 5, Sector 53Gurugram, Haryana 122003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lit Kumar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315 Suncity Business TowerSuncity, Sector 54Gurugram, Haryana 12200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hasweta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Shop No. LG-18A South Point MallGolf Course Road, Near IBS Hotel, DLF Phase 5, Sector 53Gurugram, Haryana 12200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mit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Golf Course RoadParsvnath Exotica, Block 1, Sector 53Gurugram, Haryana 122002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ekalia Deepak Kalia 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Opp. Trinity Tower Sector 53DLF City, DLF Phase 5, Sector 53Gurugram, Haryana 122002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n Mohan Sharma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One Horizon CenterPlaza tower T-01 Shop 112Golf Course Road, Harizan Colony, Sector 43Gurugram, Haryana 122002, 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kata Rama Rao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LF City Plots Phase 5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jaytyagi6 Ajay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ite No IBlock C, Urban Estate, Sector 45Gurugram, Haryana 122001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lit Sharm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ctor 45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yal Nandwan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huda, Sector-45 Gurgao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endra Rawa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sidential plot, Sector-46 Gurgao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nkur Kapoo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Sector 51Gurugram, Haryana 122001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hishek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tor-39 Gurgao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ilec21bb Anil Kumar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ector-46 Gurgao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kata Rama Rao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Unitech Cyber Park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ekalia Deepak Kalia 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UDA, Sector-40 Gurgaon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lit Sharm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RG Home 1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iraz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Near National Law CollegeBlock G, South City I, Sector 40Gurugram, Haryana 122001India 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. Swapni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outh City 1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dhideep Bhandari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NB Homes 2, Gurgaon</text:p>
          </table:table-cell>
          <table:table-cell office:value-type="string" calcext:value-type="string">
            <text:p>AB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tesh Aror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havishyanidhi Bhawan, Plot No.43, Sector 44 Institutional Area, Sector 45 Gurugram, Haryana 122002India 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urinder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Plot No. 90 Sector 44 Gurugram, Haryana 122003India 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ishir Shukla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lot No. 132-134, Kanhai Colony, Sector 44 Kanahi Gurugram, Haryana 122022India 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bhishe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lot no- 202, Vikas Marg Sector 52 Gurugram, Haryana 122003 India </text:p>
          </table:table-cell>
          <table:table-cell office:value-type="string" calcext:value-type="string">
            <text:p>AB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sum Verm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ector-52 Gurgaon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Faruk 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Manohara MargWazirabad, Sector 52Gurugram, Haryana 122004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niwa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arsvnath Presidency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jender Manish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rdee City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oksingh Ashok Pal Singh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ector 56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harat Bhusha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uilder Floor, Sector-52 Gurgaon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eeraj badaya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-1, Sushant Lok Rd, Block C, Sushant Lok Phase I, Sector 43 Gurugram, Haryana 122002 India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eenath Kulkarni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Block C, Sushant Lok Phase I, Sector 43Gurugram, Haryana 122021India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ptinder Diptinder Singh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pparel House GroundFortis Hospital Road, Sector 44 Gurugram, Haryana 122003,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seem Bakshi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C-1, Sushant Lok Rd, Block C, Sushant Lok Phase I, Sector 43 Gurugram, Haryana 12200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ga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ctor-43 Gurgaon, Gurgaon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adee[ Kumar J V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Plot No. 132-134, Kanhai Colony, Sector 44KanahiGurugram, Haryana 12202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kshi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DLF City Phase IV Galleria Market, Sushant Lok, Sector 28 Gurugram, Haryana 122002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bu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530, HIBISCUS LnDLF Phase IV Gurugram, Haryana 122009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nil Gupta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lot No.522, Golf Course Road Near Super Mart I, DLF Phase IV, Sector 27 Gurugram, Haryana 122009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neet Jaiswal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st Floor Global Foyer Mall Unit 001 Golf Course Road, Sector 43 Gurugram, Haryana 122002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hn Mj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42, Golf Course Road DLF Phase 5, Sector 43 Gurugram, Haryana 122002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yamsagar Perugu Shyamsaga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Behind Horizon Centre Sector 43 Phase 5 DLF City Harizan Colony, Sector 43 Gurugram, Haryana 122009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ush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St Thomas Marg Near Genpact Office, DLF Phase 5, Sector 53 Gurugram, Haryana 122002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eenath Kulkarni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Phase- IC-1, Sushant Lok Rd, Block C, Sushant Lok Phase I, Sector 43 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uragjhamb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t Thomas Marg Block C, Sushant Lok Phase I, Sector 43 Gurugram, Haryana 122003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epanshu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lot no.75, Golf Course Road Parsvnath Exotica, DLF Phase 5, Sector 53 Gurugram, Haryana 122002 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bu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Auditorium Complex Near IFFCO Metro StationSector 29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opq1222 Gopinath Panda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SCO-61 Opposite Lemon Tree 1St Sector 29 Hunter ValleySector 29Gurugram, Haryana 122003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reenath Kulkarni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92-296 Near City Center Sector 29South City, Sector 29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ndeep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uditorium Complex Near IFFCO Metro StationSector 29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_besla Pradeep 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ational Highway 8Block A, Sector 30Gurugram, Haryana 122003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mita Katre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D - BlockBlock G, South City I, Sector 41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tima Taneja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70 Near unitech HouseBlock I, South City I, Sector 41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rzaan Elahi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mbedkar Colony, Chakkarpur, Sector-28Ambedkar Colony, Chakkarpur, Sector 28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vind Verma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 RITES BhawanLeisure Valley Rd, Sector 29Gurugram, Haryana 12202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itin Mitt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lot No.2 Near IFFCO ChowkSector 29Saudamini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nmohan Verma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Leisure Valley RoadNear, Rajiv Gandhi Park, Sector 29Gurugram, Haryana 122001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ayanands Jayanand Shiragavi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V/630Saraswati Vihar, Maruti Housing Colony, Sector 28Gurugram, Haryana 12202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psarg 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Metro StationMehrauli-Gurgaon Rd, Near, Sikanderpur, DLF Phase 1, Sector 28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jnish Bahuguna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ohna RdNear Subhash Chowk, Pragati Hills Society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itin Agarwal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plot # 12Pragati Hills Society, Sector 47Gurugram, Haryana 122003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vek Gupta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Malibu Condominiums, Sohna - Gurgaon RdMalibu Town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nil Kumar Patro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901, Sohna RdNear Subhash Chowk, Malibu Town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_besla Pradeep 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Raheja Mall4th FloorSohna Rd, D1 Block, Malibu Town, Sector 47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kta Anand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Little ParkSector 47Gurugram, Haryana 12202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 S Chalam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GurugramMalibu Town, Sector 47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tima Taneja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36, White Wood St Malibu Town, Sector 47 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ssamsetty Suresh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Kenwood, Malibu Town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nil Kumar Patro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Q Block South City 2 Sohna RoadMain, Malibu Town, Sector 47Gurugram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udit Agarw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ocket H, Nirvana, Sector 50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Jayanands Jayanand Shiragavi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Huda Colony, Sector 46Gurugram, Haryana 12202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eeraj badaya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22001, Sohna RdIslampur Village, Sector 38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njay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5, Sohna RdIslampur Village, Sector 38Gurugram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kshi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Opp. jmd gardensSohna Rd, Islampur Village, Sector 38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amneek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Sector 33Gurugram, Haryana 122005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hintya prasad Singh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Central Park Resorts RdCentral Park II, Sector 48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aveen Antony Felix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The Aon Centre, Candor Info Space Central Park IITikri, Sector 48Gurugram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ush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Sohna RdNear Subhash Chowk, Central Park II, Sector 48Gurugram, Haryana 122004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sheesh Kumar Srivastav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LOCK AVipul World, Sector 48Gurugram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jesh Verma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C BlockPocket C, Mayfield Garden, Sector 50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eeti Bhargava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C BlockNirvana Central Rd, Pocket C, Mayfield Garden, Sector 50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udit Agarw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ocket H, Nirvana, Sector 50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aveen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Pocket H, South City II, Sector 50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urav Sehai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52, Nirvana Country P Nirvana Pocket I, Nirvana Country, Sector 50Adampur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itin Mitt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Sector 50 South City 2 D-BlockSouth City II, Sector 50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anjay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ector 49, South City IID-Block, Sector 49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Krishnendeu Chstterjee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A BlockBlock K, South City II, Sector 49Gurugram, Haryana 122018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elly Ahuja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SN 5A, 5B, 6A &amp; 7, Universal Trade TowerMain, Sohna Rd, Block S, Sector 49Gurugram, Haryana 1221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.S.Giri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Main, Sohna RdSector 48Gurugram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veen Parveen Kumar Yadav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PLOT NO.-15,Q1 BLOCK, SOUTH CITY 2, SECTOR 49, GURUGRAM, DELHI NCRSouth City II, Sector 49Fatehpur, Haryana 122001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vek Gupta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435-436, Tower-BSohna Rd, Malibu Town, Sector 47Gurugram, Haryana 12200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ankaj Mittal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GurugramMalibu Town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hu Singh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36, White Wood StMalibu Town, Sector 47Gurugram, Haryana 122018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avinder Kum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L-4 blockDLF Phase 2, Sector 25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lin Anand 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22008MM48, Madhya Marg, Mushedpur, DLF Phase 2, Sector 25Gurugram, Haryana 12202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bu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DLF Phase 2, Sector 25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harat Bhushan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4, Dakshin Marg, Heritage City, Sector 25DLF Phase 2, Sector 25Gurugram, Haryana 12200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psarg Gupta 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No.1, Dakshin MargDLF Phase 2, Sector 25Gurugram, Haryana 12200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ohit Singh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Ground Floor, DLF SquareJacaranda Marg, Block M, DLF Phase 2, Sector 25Gurugram, Haryana 122002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obhit 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DLF Phase 2, Sector 25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epak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DLF City Phase IVGalleria Market, Sushant Lok, Sector 28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hashi P Nair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4530, HIBISCUS LnDLF Phase IVGurugram, Haryana 122009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umya Mishra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Opp, Block C RoadSushant Lok Phase I, B- BlockGurugram, Haryana 122002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vek <text:s/>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lot No.522, Golf Course RoadNear Super Mart I, DLF Phase IV, Sector 27Gurugram, Haryana 122009India </text:p>
          </table:table-cell>
          <table:table-cell office:value-type="string" calcext:value-type="string">
            <text:p>O+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kesh kumar Rai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 BlockSushant Lok Phase I, Sector 43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mandeep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92-296 Near City Center Sector 29South City, Sector 29Gurugram, Haryana 122001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m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Ambedkar Colony, Chakkarpur, Sector-28Ambedkar Colony, Chakkarpur, Sector 28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vekvaksh Vivek bakshi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st Floor Global Foyer Mall Unit 001Golf Course Road, Sector 43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arun Sharma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530, HIBISCUS LnDLF Phase IVGurugram, Haryana 122009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kram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Opp, Block C RoadSushant Lok Phase I, B- Block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il 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V/630Saraswati Vihar, Maruti Housing Colony, Sector 28Gurugram, Haryana 12202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rya Rao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Shop No. LG-57, DT Mega MallGolf Course Road, A Block, DLF Phase 1, Sector 28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isha Aror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Opposite HUDA City CentreSector 44Gurugram, Haryana 12200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chana Rachana Khandelwal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rjun MargBlock E, Block C, Sector 26AGurugram, Haryana 122022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il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ahari Road Sector 26Block E, DLF City, Phase -1, Block -EGurugram, Haryana 122011India 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asvinder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Building No-1, Tower-1, Aralias Condominium Association, DLF City Phase-5Sector 42Gurugram, Haryana 122005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arun Sharma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2, Golf Course RoadDLF Phase 5, Sector 43Gurugram, Haryana 122002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ni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Fortis Hospital Road, Sector 44Gurugram, Haryana 122003, India</text:p>
          </table:table-cell>
          <table:table-cell office:value-type="string" calcext:value-type="string">
            <text:p>O-</text:p>
          </table:table-cell>
          <table:table-cell table:number-columns-repeated="1019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6:51:48.13556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n Tyagi</meta:initial-creator>
    <meta:creation-date>2019-02-24T09:18:56</meta:creation-date>
    <dc:date>2019-02-26T18:12:54.065929935</dc:date>
    <meta:generator>LibreOffice/6.0.6.2$Linux_X86_64 LibreOffice_project/00m0$Build-2</meta:generator>
    <meta:editing-duration>PT37M41S</meta:editing-duration>
    <meta:editing-cycles>9</meta:editing-cycles>
    <meta:document-statistic meta:table-count="3" meta:cell-count="10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